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font-name="Wingdings" style:font-name-asian="Wingdings" style:font-name-complex="Wingdings"/>
    </style:style>
    <style:style style:name="P3" style:parent-style-name="Paragraphedeliste" style:list-style-name="LFO2" style:family="paragraph"/>
    <style:style style:name="P4" style:parent-style-name="Paragraphedeliste" style:list-style-name="LFO2" style:family="paragraph"/>
    <style:style style:name="P5" style:parent-style-name="Paragraphedeliste" style:list-style-name="LFO2" style:family="paragraph"/>
    <style:style style:name="P6" style:parent-style-name="Paragraphedeliste" style:list-style-name="LFO2" style:family="paragraph"/>
    <style:style style:name="T7" style:parent-style-name="Policepardéfaut" style:family="text">
      <style:text-properties style:font-name="Wingdings" style:font-name-asian="Wingdings" style:font-name-complex="Wingdings"/>
    </style:style>
    <style:style style:name="P8" style:parent-style-name="Paragraphedeliste" style:list-style-name="LFO4" style:family="paragraph"/>
    <style:style style:name="P9" style:parent-style-name="Paragraphedeliste" style:list-style-name="LFO4" style:family="paragraph"/>
    <style:style style:name="P10" style:parent-style-name="Paragraphedeliste" style:list-style-name="LFO4" style:family="paragraph"/>
    <style:style style:name="P11" style:parent-style-name="Paragraphedeliste" style:list-style-name="LFO4" style:family="paragraph"/>
    <style:style style:name="P12" style:parent-style-name="Paragraphedeliste" style:list-style-name="LFO3" style:family="paragraph"/>
  </office:automatic-styles>
  <office:body>
    <office:text text:use-soft-page-breaks="true">
      <text:p text:style-name="P1">Récapitulatif rencontre 12/09/2023</text:p>
      <text:p text:style-name="Normal"/>
      <text:p text:style-name="Normal">Le sujet fait abstraction de domaine d’application, il vise à déterminer la présence d’une espèce (ici végétale) dans une zone de l’espace, il convient de définir les rayons des zones (ou peut-être dans les données).<text:s/></text:p>
      <text:p text:style-name="Normal">Ce type de projet permet de contourner des problèmes d’observations protocolées à la fois coûteuses et chronophages. Le projet fait appel à la fois aux données récoltées scientifiquement : observations protocolées avec présence / absence et aux données citoyennes obtenues via des applications type PlantNet avec présence uniquement.</text:p>
      <text:p text:style-name="Normal">La présence d’une espèce dépend de 2 grands domaines : biotique et abiotique.<text:s/>Seule la partie abiotique<text:s/>sera étudiée au début. Il s’agit de la chimie du sol, la topologie, la température etc.<text:s/>La partie biotique concerne la corrélation entre les espèces, la présence d’ancêtre, l’introduction et la conservation d’espèces par l’homme<text:s/><text:span text:style-name="T2"></text:span><text:s/>des données difficiles à mesurer et encore plus à prédire.</text:p>
      <text:p text:style-name="Normal">Le modèle est amené à évoluer graduellement en précision :</text:p>
      <text:list text:style-name="LFO2" text:continue-numbering="true">
        <text:list-item>
          <text:p text:style-name="P3">Machine Learning basique (« naïf ») éventuellement au hasard, répétition des 50 espèces les plus présentes…</text:p>
        </text:list-item>
        <text:list-item>
          <text:p text:style-name="P4"><text:s/>A l’aide de fonction type noyau ou K plus proches -&gt; la distance devra être évaluée en tenant compte de la courbure de la terre et influera sur la probabilité de trouver l’espèce.<text:s/></text:p>
        </text:list-item>
        <text:list-item>
          <text:p text:style-name="P5">Description des environnements selon leurs caractéristiques (sans trop entrer dans l’unicité de chaque lieu) et possible présence de l’espèce selon les conditions de l’environnement. ~ Deep Learning</text:p>
        </text:list-item>
        <text:list-item>
          <text:p text:style-name="P6">Deep Learning, à la différence d’un modèle simple à une espèce : modèle complexe ou toutes les variables, les espèces sont prises en compte.</text:p>
        </text:list-item>
      </text:list>
      <text:p text:style-name="Normal">Il faut prêter attention à l’autocorrélation, on ne doit pas cacher une partie des données au modèle mais le tester sur des nouvelles zones<text:s/><text:span text:style-name="T7"></text:span><text:s/>Test Kaggle</text:p>
      <text:p text:style-name="Normal">Les données sont disponibles en intégralité sur Kaggle (Geolife CLEF 2023) avec un jeu d’entrainement et de test. (Résultats au test : [0 ;0,1] = bug , [0,1 ;0,2] = mauvais mais pas de bug , [0,2 ; +infini[ = bon modèle. Il peut être intéressant de tester un modèle naïf pour voir le score obtenu).</text:p>
      <text:p text:style-name="Normal">Exploration de données :</text:p>
      <text:list text:style-name="LFO4" text:continue-numbering="true">
        <text:list-item>
          <text:p text:style-name="P8">Cartes de la répartition des espèces : 1 par espèce ou du moins pour les 50 plus présentes (boucle).</text:p>
        </text:list-item>
        <text:list-item>
          <text:p text:style-name="P9">Cartes des différentes données et essayer de repérer des distributions proches de la répartition des espèces.</text:p>
        </text:list-item>
        <text:list-item>
          <text:p text:style-name="P10">Déterminer les données inutiles.</text:p>
        </text:list-item>
        <text:list-item>
          <text:p text:style-name="P11">Utilisation de SVMs.</text:p>
        </text:list-item>
      </text:list>
      <text:p text:style-name="Normal"/>
      <text:list text:style-name="LFO3" text:continue-numbering="true">
        <text:list-item>
          <text:p text:style-name="P12">Si présence de dates dans les données : les rendre linéaire pour que 31 décembre précède 1 janvier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vin Vedel</meta:initial-creator>
    <dc:creator>Alvin Vedel</dc:creator>
    <meta:creation-date>2023-09-12T17:31:00Z</meta:creation-date>
    <dc:date>2023-09-12T18:05:00Z</dc:date>
    <meta:template xlink:href="Normal.dotm" xlink:type="simple"/>
    <meta:editing-cycles>1</meta:editing-cycles>
    <meta:editing-duration>PT2040S</meta:editing-duration>
    <meta:document-statistic meta:page-count="1" meta:paragraph-count="5" meta:word-count="387" meta:character-count="2511" meta:row-count="17" meta:non-whitespace-character-count="2129"/>
  </office:meta>
</office:document-meta>
</file>